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5.9.0.0 --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automatic-styles>
    <style:style style:name="Table1" style:family="table">
      <style:table-properties table:align="left" style:width="16.484cm" fo:margin-left="0cm"/>
    </style:style>
    <style:style style:name="Column1" style:family="table-column">
      <style:table-column-properties style:column-width="16.484cm"/>
    </style:style>
    <style:style style:name="Row1" style:family="table-row"/>
    <style:style style:name="Cell1" style:family="table-cell">
      <style:table-cell-properties style:vertical-align="top" fo:border-top="#bfbfbf 0.018cm solid" fo:border-bottom="#bfbfbf 0.018cm solid" fo:padding-left="0.19cm" fo:border-left="#bfbfbf 0.018cm solid" fo:padding-right="0.19cm" fo:border-right="#bfbfbf 0.018cm solid" fo:wrap-option="wrap"/>
    </style:style>
    <style:style style:name="P1" style:family="paragraph" style:parent-style-name="Normal" style:master-page-name="Standard">
      <style:paragraph-properties fo:break-before="page" fo:line-height="100%" fo:margin-bottom="0cm"/>
      <style:text-properties fo:language="en" fo:country="US"/>
    </style:style>
    <style:style style:name="Table2" style:family="table">
      <style:table-properties table:align="left" style:width="16.085cm" fo:margin-left="0cm"/>
    </style:style>
    <style:style style:name="Column2" style:family="table-column">
      <style:table-column-properties style:column-width="9.793cm"/>
    </style:style>
    <style:style style:name="Column3" style:family="table-column">
      <style:table-column-properties style:column-width="6.292cm"/>
    </style:style>
    <style:style style:name="Row2" style:family="table-row"/>
    <style:style style:name="Cell2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2" style:family="paragraph" style:parent-style-name="Normal">
      <style:paragraph-properties fo:line-height="100%" fo:margin-bottom="0cm"/>
    </style:style>
    <style:style style:name="T2_1" style:family="text">
      <style:text-properties fo:language="en" fo:country="US" fo:font-weight="bold" style:font-weight-asian="bold" style:font-weight-complex="bold"/>
    </style:style>
    <style:style style:name="Cell3" style:family="table-cell">
      <style:table-cell-properties style:vertical-align="top" fo:border-top="#999999 0.018cm solid" fo:border-bottom="#666666 0.053cm solid" fo:padding-left="0.19cm" fo:border-left="#999999 0.018cm solid" fo:padding-right="0.19cm" fo:border-right="#999999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fo:language="en" fo:country="US" fo:font-weight="bold" style:font-weight-asian="bold" style:font-weight-complex="bold"/>
    </style:style>
    <style:style style:name="Row3" style:family="table-row"/>
    <style:style style:name="Cell4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>
      <style:text-properties fo:language="en" fo:country="US" fo:font-weight="bold" style:font-weight-asian="bold" style:font-weight-complex="bold"/>
    </style:style>
    <style:style style:name="Cell5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 style:parent-style-name="DefaultParagraphFont">
      <style:text-properties fo:language="en" fo:country="US"/>
    </style:style>
    <style:style style:name="Row4" style:family="table-row"/>
    <style:style style:name="Cell6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>
      <style:text-properties fo:language="en" fo:country="US" fo:font-weight="bold" style:font-weight-asian="bold" style:font-weight-complex="bold"/>
    </style:style>
    <style:style style:name="Cell7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7" style:family="paragraph" style:parent-style-name="Normal">
      <style:paragraph-properties fo:line-height="100%" fo:margin-bottom="0cm"/>
    </style:style>
    <style:style style:name="T7_1" style:family="text" style:parent-style-name="DefaultParagraphFont">
      <style:text-properties fo:language="en" fo:country="US"/>
    </style:style>
    <style:style style:name="Row5" style:family="table-row"/>
    <style:style style:name="Cell8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>
      <style:text-properties fo:language="en" fo:country="US" fo:font-weight="bold" style:font-weight-asian="bold" style:font-weight-complex="bold"/>
    </style:style>
    <style:style style:name="Cell9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9" style:family="paragraph" style:parent-style-name="Normal">
      <style:paragraph-properties fo:line-height="100%" fo:margin-bottom="0cm"/>
    </style:style>
    <style:style style:name="T9_1" style:family="text" style:parent-style-name="DefaultParagraphFont">
      <style:text-properties fo:language="en" fo:country="US"/>
    </style:style>
    <style:style style:name="Row6" style:family="table-row"/>
    <style:style style:name="Cell10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0" style:family="paragraph" style:parent-style-name="Normal">
      <style:paragraph-properties fo:line-height="100%" fo:margin-bottom="0cm"/>
    </style:style>
    <style:style style:name="T10_1" style:family="text">
      <style:text-properties fo:language="en" fo:country="US" fo:font-weight="bold" style:font-weight-asian="bold" style:font-weight-complex="bold"/>
    </style:style>
    <style:style style:name="Cell11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1" style:family="paragraph" style:parent-style-name="Normal">
      <style:paragraph-properties fo:line-height="100%" fo:margin-bottom="0cm"/>
    </style:style>
    <style:style style:name="T11_1" style:family="text" style:parent-style-name="DefaultParagraphFont">
      <style:text-properties fo:language="en" fo:country="US"/>
    </style:style>
    <style:style style:name="Row7" style:family="table-row"/>
    <style:style style:name="Cell12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2" style:family="paragraph" style:parent-style-name="Normal">
      <style:paragraph-properties fo:line-height="100%" fo:margin-bottom="0cm"/>
    </style:style>
    <style:style style:name="T12_1" style:family="text">
      <style:text-properties fo:language="en" fo:country="US" fo:font-weight="bold" style:font-weight-asian="bold" style:font-weight-complex="bold"/>
    </style:style>
    <style:style style:name="Cell13" style:family="table-cell">
      <style:table-cell-properties style:vertical-align="top" fo:border-top="#999999 0.018cm solid" fo:border-bottom="#999999 0.018cm solid" fo:padding-left="0.19cm" fo:border-left="#999999 0.018cm solid" fo:padding-right="0.19cm" fo:border-right="#999999 0.018cm solid" fo:wrap-option="wrap"/>
    </style:style>
    <style:style style:name="P13" style:family="paragraph" style:parent-style-name="Normal">
      <style:paragraph-properties fo:line-height="100%" fo:margin-bottom="0cm"/>
    </style:style>
    <style:style style:name="T13_1" style:family="text" style:parent-style-name="DefaultParagraphFont">
      <style:text-properties fo:language="en" fo:country="US"/>
    </style:style>
    <style:style style:name="P14" style:family="paragraph" style:parent-style-name="Normal">
      <style:paragraph-properties fo:line-height="100%" fo:margin-bottom="0cm"/>
      <style:text-properties fo:language="en" fo:country="US"/>
    </style:style>
    <style:style style:name="P15" style:family="paragraph" style:parent-style-name="Normal">
      <style:paragraph-properties fo:line-height="100%" fo:margin-bottom="0cm"/>
      <style:text-properties fo:language="en" fo:country="US"/>
    </style:style>
    <style:style style:name="P16" style:family="paragraph" style:parent-style-name="Normal">
      <style:text-properties fo:language="en" fo:country="US"/>
    </style:style>
  </office:automatic-styles>
  <office:body>
    <office:text>
      <table:table table:style-name="Table1">
        <table:table-column table:style-name="Column1"/>
        <table:table-row table:style-name="Row1">
          <table:table-cell table:style-name="Cell1">
            <text:p text:style-name="P1"/>
            <table:table table:style-name="Table2">
              <table:table-column table:style-name="Column2"/>
              <table:table-column table:style-name="Column3"/>
              <table:table-row table:style-name="Row2">
                <table:table-cell table:style-name="Cell2">
                  <text:p text:style-name="P2"><text:span text:style-name="T2_1">Products</text:span></text:p>
                </table:table-cell>
                <table:table-cell table:style-name="Cell3">
                  <text:p text:style-name="P3"><text:span text:style-name="T3_1">Order<text:s/>Price</text:span></text:p>
                </table:table-cell>
              </table:table-row>
              <table:table-row table:style-name="Row3">
                <table:table-cell table:style-name="Cell4">
                  <text:p text:style-name="P4"><text:span text:style-name="T4_1">Lumia<text:s/>525</text:span></text:p>
                </table:table-cell>
                <table:table-cell table:style-name="Cell5">
                  <text:p text:style-name="P5"><text:span text:style-name="T5_1">170</text:span></text:p>
                </table:table-cell>
              </table:table-row>
              <table:table-row table:style-name="Row4">
                <table:table-cell table:style-name="Cell6">
                  <text:p text:style-name="P6"><text:span text:style-name="T6_1">Lenovo<text:s/>G50</text:span></text:p>
                </table:table-cell>
                <table:table-cell table:style-name="Cell7">
                  <text:p text:style-name="P7"><text:span text:style-name="T7_1">480</text:span></text:p>
                </table:table-cell>
              </table:table-row>
              <table:table-row table:style-name="Row5">
                <table:table-cell table:style-name="Cell8">
                  <text:p text:style-name="P8"><text:span text:style-name="T8_1">Pavilion<text:s/>G6</text:span></text:p>
                </table:table-cell>
                <table:table-cell table:style-name="Cell9">
                  <text:p text:style-name="P9"><text:span text:style-name="T9_1">400</text:span></text:p>
                </table:table-cell>
              </table:table-row>
              <table:table-row table:style-name="Row6">
                <table:table-cell table:style-name="Cell10">
                  <text:p text:style-name="P10"><text:span text:style-name="T10_1">Nexus<text:s/>5</text:span></text:p>
                </table:table-cell>
                <table:table-cell table:style-name="Cell11">
                  <text:p text:style-name="P11"><text:span text:style-name="T11_1">320</text:span></text:p>
                </table:table-cell>
              </table:table-row>
              <table:table-row table:style-name="Row7">
                <table:table-cell table:style-name="Cell12">
                  <text:p text:style-name="P12"><text:span text:style-name="T12_1">Total:</text:span></text:p>
                </table:table-cell>
                <table:table-cell table:style-name="Cell13">
                  <text:p text:style-name="P13"><text:span text:style-name="T13_1">1370</text:span></text:p>
                </table:table-cell>
              </table:table-row>
            </table:table>
            <text:p text:style-name="P14"/>
            <text:p text:style-name="P15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Arial" svg:font-family="Arial" style:font-pitch="variable" style:font-family-generic="swiss"/>
    <style:font-face style:name="Times New Roman" svg:font-family="Times New Roman" style:font-pitch="variable" style:font-family-generic="roman"/>
  </office:font-face-decls>
  <office:styles>
    <style:default-style style:family="paragraph">
      <style:paragraph-properties style:text-autospace="ideograph-alpha" fo:text-align="left" fo:break-before="auto" fo:line-height="107%" fo:orphans="2" fo:widows="2" style:writing-mode="lr-tb" text:number-lines="true" style:snap-to-layout-grid="true" style:tab-stop-distance="1.249cm"/>
      <style:text-properties fo:letter-spacing="0cm" style:text-scale="100%" style:use-window-font-color="true" style:text-position="0% 100%" fo:font-style="normal" style:font-style-asian="normal" style:font-style-complex="normal" style:font-name="Calibri" fo:font-size="11pt" style:font-name-asian="Calibri" style:font-size-asian="11pt" style:font-name-complex="Arial" style:font-size-complex="11pt" fo:language="ru" fo:language-asian="en" fo:language-complex="ar" fo:country="RU" fo:country-asian="US" fo:country-complex="SA" fo:font-weight="normal" style:font-weight-asian="normal" style:font-weight-complex="normal" fo:hyphenate="true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ideograph-alpha" fo:text-align="left" fo:break-before="auto" fo:line-height="107%" fo:margin-bottom="0.282cm" fo:orphans="2" fo:widows="2" style:writing-mode="lr-tb" text:number-lines="true" style:snap-to-layout-grid="true" fo:hyphenation-ladder-count="no-limit"/>
      <style:text-properties fo:letter-spacing="0cm" style:text-scale="100%" style:text-position="0% 100%" fo:font-style="normal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DefaultParagraph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style:writing-mode="lr-tb" fo:padding-top="0cm" fo:margin-top="2cm" fo:padding-bottom="0cm" fo:margin-bottom="2cm" fo:padding-left="0cm" fo:margin-left="3cm" fo:padding-right="0cm" fo:margin-right="1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5.9.0.0</meta:generator>
    <dc:title/>
    <meta:initial-creator>Иван</meta:initial-creator>
    <meta:creation-date>2015-12-14T06:59:00</meta:creation-date>
    <dc:creator>USMAN</dc:creator>
    <dc:date>2015-12-14T06:59:00</dc:date>
    <meta:editing-cycles>2</meta:editing-cycles>
    <meta:document-statistic meta:page-count="1" meta:paragraph-count="1" meta:row-count="1" meta:word-count="25" meta:character-count="171" meta:non-whitespace-character-count="147"/>
  </office:meta>
</office:document-meta>
</file>